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0.418cm" fo:min-width="13.47cm"/>
    </style:style>
    <style:style style:name="gr2" style:family="graphic" style:parent-style-name="standard">
      <style:graphic-properties draw:textarea-horizontal-align="justify" draw:textarea-vertical-align="middle" draw:auto-grow-height="false" fo:min-height="1.21cm" fo:min-width="1.673cm"/>
    </style:style>
    <style:style style:name="gr3" style:family="graphic" style:parent-style-name="standard">
      <style:graphic-properties draw:textarea-horizontal-align="justify" draw:textarea-vertical-align="middle" draw:auto-grow-height="false" fo:min-height="1.209cm" fo:min-width="1.938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1.74cm"/>
    </style:style>
    <style:style style:name="gr5" style:family="graphic" style:parent-style-name="standard">
      <style:graphic-properties draw:textarea-horizontal-align="justify" draw:textarea-vertical-align="middle" draw:auto-grow-height="false" fo:min-height="1.149cm" fo:min-width="1.54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875cm" fo:min-width="1.816cm"/>
    </style:style>
    <style:style style:name="gr8" style:family="graphic" style:parent-style-name="standard">
      <style:graphic-properties draw:textarea-horizontal-align="justify" draw:textarea-vertical-align="middle" draw:auto-grow-height="false" fo:min-height="0.714cm" fo:min-width="1.816cm"/>
    </style:style>
    <style:style style:name="gr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21cm" fo:min-width="1.973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745cm" fo:min-width="1.89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21cm" fo:min-width="2.013cm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0.667cm" fo:min-width="0cm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0.768cm" fo:min-width="0.008cm"/>
    </style:style>
    <style:style style:name="gr14" style:family="graphic" style:parent-style-name="standard">
      <style:graphic-properties draw:fill-color="#99ffff" draw:textarea-horizontal-align="justify" draw:textarea-vertical-align="middle" draw:auto-grow-height="false" fo:min-height="1.401cm" fo:min-width="8.771cm"/>
    </style:style>
    <style:style style:name="gr15" style:family="graphic" style:parent-style-name="standard">
      <style:graphic-properties draw:fill-color="#ffff66" draw:textarea-horizontal-align="justify" draw:textarea-vertical-align="middle" draw:auto-grow-height="false" fo:min-height="0.739cm" fo:min-width="1.296cm"/>
    </style:style>
    <style:style style:name="gr16" style:family="graphic" style:parent-style-name="standard">
      <style:graphic-properties draw:fill-color="#666666" draw:textarea-horizontal-align="justify" draw:textarea-vertical-align="middle" draw:auto-grow-height="false" fo:min-height="0.658cm" fo:min-width="0.079cm"/>
    </style:style>
    <style:style style:name="gr17" style:family="graphic" style:parent-style-name="standard">
      <style:graphic-properties draw:fill-color="#99ffff" draw:textarea-horizontal-align="justify" draw:textarea-vertical-align="middle" draw:auto-grow-height="false" fo:min-height="1.354cm" fo:min-width="8.554cm"/>
    </style:style>
    <style:style style:name="gr18" style:family="graphic" style:parent-style-name="standard">
      <style:graphic-properties draw:fill-color="#ffff66" draw:textarea-horizontal-align="justify" draw:textarea-vertical-align="middle" draw:auto-grow-height="false" fo:min-height="0.488cm" fo:min-width="1.035cm"/>
    </style:style>
    <style:style style:name="gr19" style:family="graphic" style:parent-style-name="standard">
      <style:graphic-properties draw:fill-color="#666666" draw:textarea-horizontal-align="justify" draw:textarea-vertical-align="middle" draw:auto-grow-height="false" fo:min-height="0.632cm" fo:min-width="0.066cm"/>
    </style:style>
    <style:style style:name="gr20" style:family="graphic" style:parent-style-name="standard">
      <style:graphic-properties draw:fill-color="#999999" draw:textarea-horizontal-align="justify" draw:textarea-vertical-align="middle" draw:auto-grow-height="false" fo:min-height="0.488cm" fo:min-width="1.036cm"/>
    </style:style>
    <style:style style:name="gr21" style:family="graphic" style:parent-style-name="standard">
      <style:graphic-properties draw:textarea-horizontal-align="justify" draw:textarea-vertical-align="middle" draw:auto-grow-height="false" fo:min-height="0.559cm" fo:min-width="0.938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199cm" fo:min-width="0.398cm"/>
    </style:style>
    <style:style style:name="gr23" style:family="graphic" style:parent-style-name="standard">
      <style:graphic-properties draw:textarea-horizontal-align="justify" draw:textarea-vertical-align="middle" draw:auto-grow-height="false" fo:min-height="0.47cm" fo:min-width="0.938cm"/>
    </style:style>
    <style:style style:name="gr24" style:family="graphic" style:parent-style-name="standard">
      <style:graphic-properties draw:fill-color="#cc9900" draw:textarea-horizontal-align="justify" draw:textarea-vertical-align="middle" draw:auto-grow-height="false" fo:min-height="3.179cm" fo:min-width="1.405cm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 fo:min-height="0.559cm" fo:min-width="0.938cm"/>
    </style:style>
    <style:style style:name="gr26" style:family="graphic" style:parent-style-name="standard">
      <style:graphic-properties draw:textarea-horizontal-align="justify" draw:textarea-vertical-align="middle" draw:auto-grow-height="false" fo:min-height="0.559cm" fo:min-width="1.118cm"/>
    </style:style>
    <style:style style:name="gr27" style:family="graphic" style:parent-style-name="standard">
      <style:graphic-properties draw:textarea-horizontal-align="justify" draw:textarea-vertical-align="middle" draw:auto-grow-height="false" fo:min-height="0.47cm" fo:min-width="1.027cm"/>
    </style:style>
    <style:style style:name="gr28" style:family="graphic" style:parent-style-name="standard">
      <style:graphic-properties draw:textarea-horizontal-align="justify" draw:textarea-vertical-align="top" draw:auto-grow-height="false" fo:min-height="3.814cm" fo:min-width="7.628cm"/>
    </style:style>
    <style:style style:name="gr29" style:family="graphic" style:parent-style-name="standard">
      <style:graphic-properties draw:textarea-horizontal-align="justify" draw:textarea-vertical-align="top" draw:auto-grow-height="false" fo:min-height="2.671cm" fo:min-width="6.485cm"/>
    </style:style>
    <style:style style:name="gr30" style:family="graphic" style:parent-style-name="standard">
      <style:graphic-properties draw:textarea-horizontal-align="justify" draw:textarea-vertical-align="top" draw:auto-grow-height="false" fo:min-height="3.814cm" fo:min-width="7.12cm"/>
    </style:style>
    <style:style style:name="gr31" style:family="graphic" style:parent-style-name="standard">
      <style:graphic-properties svg:stroke-color="#ffff66" draw:fill-color="#ff9999" draw:textarea-horizontal-align="justify" draw:textarea-vertical-align="middle" draw:auto-grow-height="false" fo:min-height="1.546cm" fo:min-width="2.823cm"/>
    </style:style>
    <style:style style:name="gr32" style:family="graphic" style:parent-style-name="standard">
      <style:graphic-properties svg:stroke-color="#ffff66" draw:fill-color="#ff9999" draw:textarea-horizontal-align="justify" draw:textarea-vertical-align="middle" draw:auto-grow-height="false" fo:min-height="1.368cm" fo:min-width="2.914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385cm" fo:min-width="3.056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385cm" fo:min-width="2.04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385cm" fo:min-width="2.421cm"/>
    </style:style>
    <style:style style:name="gr36" style:family="graphic" style:parent-style-name="standard">
      <style:graphic-properties draw:fill-color="#999999" draw:textarea-horizontal-align="justify" draw:textarea-vertical-align="middle" draw:auto-grow-height="false" fo:min-height="0.648cm" fo:min-width="2.016cm"/>
    </style:style>
    <style:style style:name="gr37" style:family="graphic" style:parent-style-name="standard">
      <style:graphic-properties draw:fill-color="#00cccc" draw:textarea-horizontal-align="justify" draw:textarea-vertical-align="middle" draw:auto-grow-height="false" fo:min-height="0.739cm" fo:min-width="1.925cm"/>
    </style:style>
    <style:style style:name="gr38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3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0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4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8.513cm" fo:min-width="13.089cm" fo:padding-top="0.151cm" fo:padding-bottom="0.151cm" fo:padding-left="0.276cm" fo:padding-right="0.276cm"/>
    </style:style>
    <style:style style:name="gr42" style:family="graphic" style:parent-style-name="standard">
      <style:graphic-properties draw:fill-color="#dddddd" draw:textarea-horizontal-align="justify" draw:textarea-vertical-align="middle" draw:auto-grow-height="false" fo:min-height="0.258cm" fo:min-width="13.089cm"/>
    </style:style>
    <style:style style:name="gr43" style:family="graphic" style:parent-style-name="standard">
      <style:graphic-properties draw:fill-color="#b2b2b2" draw:textarea-horizontal-align="justify" draw:textarea-vertical-align="top" draw:auto-grow-height="false" fo:min-height="7.751cm" fo:min-width="2.675cm"/>
    </style:style>
    <style:style style:name="gr44" style:family="graphic" style:parent-style-name="standard">
      <style:graphic-properties draw:fill-color="#00ccff" draw:textarea-horizontal-align="justify" draw:textarea-vertical-align="middle" draw:auto-grow-height="false" fo:min-height="7.37cm" fo:min-width="8.898cm"/>
    </style:style>
    <style:style style:name="gr45" style:family="graphic" style:parent-style-name="standard">
      <style:graphic-properties draw:textarea-horizontal-align="justify" draw:textarea-vertical-align="middle" draw:auto-grow-height="false" fo:min-height="0.385cm" fo:min-width="2.167cm"/>
    </style:style>
    <style:style style:name="gr46" style:family="graphic" style:parent-style-name="standard">
      <style:graphic-properties draw:textarea-horizontal-align="justify" draw:textarea-vertical-align="middle" draw:auto-grow-height="false" fo:min-height="5.592cm" fo:min-width="1.913cm"/>
    </style:style>
    <style:style style:name="gr47" style:family="graphic" style:parent-style-name="standard">
      <style:graphic-properties draw:fill-color="#ff6666" draw:textarea-horizontal-align="justify" draw:textarea-vertical-align="middle" draw:auto-grow-height="false" fo:min-height="0.258cm" fo:min-width="1.405cm"/>
    </style:style>
    <style:style style:name="gr48" style:family="graphic" style:parent-style-name="standard">
      <style:graphic-properties draw:fill-color="#66ff99" draw:textarea-horizontal-align="justify" draw:textarea-vertical-align="middle" draw:auto-grow-height="false" fo:min-height="6.1cm" fo:min-width="7.882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-color="#99ffff"/>
      <style:paragraph-properties fo:text-align="center"/>
    </style:style>
    <style:style style:name="P8" style:family="paragraph">
      <loext:graphic-properties draw:fill-color="#ffff66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loext:graphic-properties draw:fill-color="#999999"/>
      <style:paragraph-properties fo:text-align="center"/>
      <style:text-properties fo:font-size="13pt" style:font-size-asian="13pt" style:font-size-complex="13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-color="#cc9900"/>
      <style:paragraph-properties fo:text-align="center"/>
    </style:style>
    <style:style style:name="P14" style:family="paragraph">
      <loext:graphic-properties draw:fill-color="#ffff00"/>
      <style:paragraph-properties fo:text-align="center"/>
      <style:text-properties fo:font-size="13pt" style:font-size-asian="13pt" style:font-size-complex="13pt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-color="#ff9999"/>
      <style:paragraph-properties fo:text-align="center"/>
      <style:text-properties fo:font-size="13pt" style:font-size-asian="13pt" style:font-size-complex="13pt"/>
    </style:style>
    <style:style style:name="P17" style:family="paragraph">
      <loext:graphic-properties draw:fill-color="#999999"/>
      <style:paragraph-properties fo:text-align="center"/>
    </style:style>
    <style:style style:name="P18" style:family="paragraph">
      <loext:graphic-properties draw:fill-color="#00cccc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loext:graphic-properties draw:fill-color="#b2b2b2"/>
      <style:paragraph-properties fo:text-align="center"/>
    </style:style>
    <style:style style:name="P22" style:family="paragraph">
      <loext:graphic-properties draw:fill-color="#00ccff"/>
      <style:paragraph-properties fo:text-align="center"/>
    </style:style>
    <style:style style:name="P23" style:family="paragraph">
      <loext:graphic-properties draw:fill-color="#ff6666"/>
      <style:paragraph-properties fo:text-align="center"/>
    </style:style>
    <style:style style:name="P24" style:family="paragraph">
      <loext:graphic-properties draw:fill-color="#66ff99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97cm" svg:height="10.668cm" svg:x="3.159cm" svg:y="11.033cm">
          <text:p text:style-name="P1"/>
          <text:p text:style-name="P1"/>
          <text:p text:style-name="P1"/>
          <text:p text:style-name="P1"/>
          <text:p text:style-name="P1">业务层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73cm" svg:height="2.064cm" svg:x="12.659cm" svg:y="16.8cm">
          <text:p text:style-name="P1">json_par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446cm" svg:height="2.063cm" svg:x="8.654cm" svg:y="19.294cm">
          <text:p text:style-name="P1">libcu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166cm" svg:height="1.978cm" svg:x="13.404cm" svg:y="14.049cm">
          <text:p text:style-name="P1">build_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888cm" svg:height="1.977cm" svg:x="5.021cm" svg:y="14.135cm">
          <text:p text:style-name="P1">build_requ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6.419cm" svg:y1="16.198cm" svg:x2="8.561cm" svg:y2="20.497cm">
          <text:p/>
        </draw:line>
        <draw:line draw:style-name="gr6" draw:text-style-name="P3" draw:layer="layout" svg:x1="11.541cm" svg:y1="19.465cm" svg:x2="13.218cm" svg:y2="18.52cm">
          <text:p/>
        </draw:line>
        <draw:line draw:style-name="gr6" draw:text-style-name="P3" draw:layer="layout" svg:x1="14.242cm" svg:y1="16.801cm" svg:x2="15.08cm" svg:y2="15.941cm">
          <text:p/>
        </draw:line>
        <draw:custom-shape draw:style-name="gr7" draw:text-style-name="P1" draw:layer="layout" svg:width="3.274cm" svg:height="1.589cm" svg:x="4.796cm" svg:y="11.26cm">
          <text:p text:style-name="P1">interf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274cm" svg:height="1.362cm" svg:x="12.873cm" svg:y="11.26cm">
          <text:p text:style-name="P1">interf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6.433cm" svg:y1="12.849cm" svg:x2="6.542cm" svg:y2="14.324cm">
          <text:p/>
        </draw:line>
        <draw:line draw:style-name="gr6" draw:text-style-name="P3" draw:layer="layout" svg:x1="15.055cm" svg:y1="13.983cm" svg:x2="14.4cm" svg:y2="12.508cm">
          <text:p/>
        </draw:line>
        <draw:g>
          <draw:custom-shape draw:style-name="gr9" draw:text-style-name="P5" draw:layer="layout" svg:width="3.497cm" svg:height="2.361cm" svg:x="1.961cm" svg:y="8.105cm">
            <text:p text:style-name="P4"><text:span text:style-name="T1">json(http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3.38cm" svg:height="2.819cm" svg:x="2.134cm" svg:y="4.45cm">
            <text:p text:style-name="P4"><text:span text:style-name="T1">业务层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5" draw:layer="layout" svg:width="3.553cm" svg:height="2.361cm" svg:x="2.019cm" svg:y="1.254cm">
            <text:p text:style-name="P4"><text:span text:style-name="T1">展示层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889cm" svg:height="1.143cm" svg:x="3.231cm" svg:y="7.096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3" draw:text-style-name="P6" draw:layer="layout" svg:width="1.016cm" svg:height="1.27cm" svg:x="3.231cm" svg:y="3.41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2" draw:style-name="dp1" draw:master-page-name="Default">
        <draw:custom-shape draw:style-name="gr14" draw:text-style-name="P7" draw:layer="layout" svg:width="9.271cm" svg:height="1.651cm" svg:x="7.223cm" svg:y="12.557cm">
          <text:p text:style-name="P1">result list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54cm" svg:height="1.397cm" svg:x="3.794cm" svg:y="11.16cm">
          <text:p text:style-name="P1"><text:span text:style-name="T2">thread_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79cm" svg:height="0.908cm" svg:x="7.706cm" svg:y="12.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579cm" svg:height="0.908cm" svg:x="8.575cm" svg:y="12.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9.054cm" svg:height="1.604cm" svg:x="7.44cm" svg:y="5.666cm">
          <text:p text:style-name="P1">query list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169cm" svg:height="1.042cm" svg:x="3.667cm" svg:y="7.832cm">
          <text:p text:style-name="P1"><text:span text:style-name="T2">thread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66cm" svg:height="0.882cm" svg:x="7.817cm" svg:y="6.06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66cm" svg:height="0.882cm" svg:x="8.571cm" svg:y="6.067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7.345cm" svg:y1="6.548cm" svg:x2="5.553cm" svg:y2="7.992cm">
          <text:p/>
        </draw:line>
        <draw:custom-shape draw:style-name="gr20" draw:text-style-name="P10" draw:layer="layout" svg:width="2.17cm" svg:height="1.042cm" svg:x="3.761cm" svg:y="4.302cm">
          <text:p text:style-name="P1"><text:span text:style-name="T2">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5.931cm" svg:y1="4.783cm" svg:x2="7.44cm" svg:y2="5.665cm">
          <text:p/>
        </draw:line>
        <draw:custom-shape draw:style-name="gr21" draw:text-style-name="P11" draw:layer="layout" svg:width="2.032cm" svg:height="1.143cm" svg:x="8.366cm" svg:y="8.62cm">
          <text:p text:style-name="P1"><text:span text:style-name="T3">build_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1.27cm" svg:height="0.635cm" svg:x="6.461cm" svg:y="11.541cm">
          <text:p text:style-name="P1"><text:span text:style-name="T2">fe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5.826cm" svg:y1="8.366cm" svg:x2="8.493cm" svg:y2="9.255cm">
          <text:p/>
        </draw:line>
        <draw:line draw:style-name="gr6" draw:text-style-name="P3" draw:layer="layout" svg:x1="10.398cm" svg:y1="9.255cm" svg:x2="11.414cm" svg:y2="9.255cm">
          <text:p/>
        </draw:line>
        <draw:custom-shape draw:style-name="gr23" draw:text-style-name="P1" draw:layer="layout" svg:width="2.032cm" svg:height="1.016cm" svg:x="11.287cm" svg:y="8.747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3.319cm" svg:y1="9.255cm" svg:x2="14.716cm" svg:y2="9.255cm">
          <text:p/>
        </draw:line>
        <draw:custom-shape draw:style-name="gr24" draw:text-style-name="P13" draw:layer="layout" svg:width="1.905cm" svg:height="3.429cm" svg:x="14.843cm" svg:y="8.239cm">
          <text:p text:style-name="P1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2.032cm" svg:height="1.143cm" svg:x="11.795cm" svg:y="10.779cm">
          <text:p text:style-name="P1"><text:span text:style-name="T2">libc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4.843cm" svg:y1="11.033cm" svg:x2="13.7cm" svg:y2="11.414cm">
          <text:p/>
        </draw:line>
        <draw:line draw:style-name="gr6" draw:text-style-name="P3" draw:layer="layout" svg:x1="12.811cm" svg:y1="11.922cm" svg:x2="12.557cm" svg:y2="12.684cm">
          <text:p/>
        </draw:line>
        <draw:line draw:style-name="gr6" draw:text-style-name="P3" draw:layer="layout" svg:x1="7.223cm" svg:y1="13.065cm" svg:x2="5.826cm" svg:y2="12.303cm">
          <text:p/>
        </draw:line>
        <draw:custom-shape draw:style-name="gr22" draw:text-style-name="P12" draw:layer="layout" svg:width="1.27cm" svg:height="0.635cm" svg:x="5.064cm" svg:y="6.715cm">
          <text:p text:style-name="P1"><text:span text:style-name="T2">fe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2.286cm" svg:height="1.143cm" svg:x="4.302cm" svg:y="14.843cm">
          <text:p text:style-name="P1"><text:span text:style-name="T3">parse(jso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5.064cm" svg:y1="12.557cm" svg:x2="5.445cm" svg:y2="14.843cm">
          <text:p/>
        </draw:line>
        <draw:line draw:style-name="gr6" draw:text-style-name="P3" draw:layer="layout" svg:x1="6.588cm" svg:y1="15.478cm" svg:x2="7.604cm" svg:y2="15.478cm">
          <text:p/>
        </draw:line>
        <draw:custom-shape draw:style-name="gr27" draw:text-style-name="P15" draw:layer="layout" svg:width="2.159cm" svg:height="1.016cm" svg:x="7.604cm" svg:y="14.97cm">
          <text:p text:style-name="P1"><text:span text:style-name="T2">bui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9.763cm" svg:y1="15.478cm" svg:x2="12.049cm" svg:y2="15.732cm">
          <text:p/>
        </draw:line>
        <draw:custom-shape draw:style-name="gr20" draw:text-style-name="P10" draw:layer="layout" svg:width="2.17cm" svg:height="1.042cm" svg:x="12.038cm" svg:y="15.224cm">
          <text:p text:style-name="P1"><text:span text:style-name="T2">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28" draw:text-style-name="P1" draw:layer="layout" svg:width="8.128cm" svg:height="4.064cm" svg:x="2.397cm" svg:y="6.969cm">
          <text:p text:style-name="P1"><text:span text:style-name="T4">build.c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6.985cm" svg:height="2.921cm" svg:x="3.667cm" svg:y="11.668cm">
          <text:p text:style-name="P1"><text:span text:style-name="T2">mycurl.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7.62cm" svg:height="4.064cm" svg:x="2.397cm" svg:y="2.143cm">
          <text:p text:style-name="P1"><text:span text:style-name="T2">queue.c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4.699cm" svg:height="2.54cm" svg:x="13.827cm" svg:y="8.366cm">
          <text:p text:style-name="P1"><text:span text:style-name="T2">libc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layer="layout" svg:width="4.826cm" svg:height="2.286cm" svg:x="13.954cm" svg:y="12.049cm">
          <text:p text:style-name="P1"><text:span text:style-name="T2">json_par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3.556cm" svg:height="0.635cm" svg:x="3.54cm" svg:y="4.556cm">
          <text:p text:style-name="P1"><text:span text:style-name="T2">thread_do_notify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3.556cm" svg:height="0.635cm" svg:x="3.54cm" svg:y="3.032cm">
          <text:p text:style-name="P1"><text:span text:style-name="T3">thread_do_query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54cm" svg:height="0.635cm" svg:x="3.159cm" svg:y="9.128cm">
          <text:p text:style-name="P1"><text:span text:style-name="T3">build_result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921cm" svg:height="0.635cm" svg:x="5.318cm" svg:y="13.065cm">
          <text:p text:style-name="P1"><text:span text:style-name="T3">send_query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921cm" svg:height="0.635cm" svg:x="7.223cm" svg:y="8.747cm">
          <text:p text:style-name="P1"><text:span text:style-name="T3">parse_result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921cm" svg:height="0.635cm" svg:x="3.159cm" svg:y="7.985cm">
          <text:p text:style-name="P1"><text:span text:style-name="T3">build_inquery</text:span></text:p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3.556cm" svg:height="1.27cm" svg:x="11.541cm" svg:y="1.508cm">
          <text:p text:style-name="P1"><text:span text:style-name="T3">notif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8" draw:layer="layout" svg:width="3.429cm" svg:height="1.397cm" svg:x="13.192cm" svg:y="5.445cm">
          <text:p text:style-name="P1"><text:span text:style-name="T2">recieve_atta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" draw:layer="layout" svg:x1="15.224cm" svg:y1="3.159cm" svg:x2="7.096cm" svg:y2="3.413cm">
          <text:p/>
        </draw:line>
        <draw:line draw:style-name="gr6" draw:text-style-name="P3" draw:layer="layout" svg:x1="3.667cm" svg:y1="3.54cm" svg:x2="3.413cm" svg:y2="8.112cm">
          <text:p/>
        </draw:line>
        <draw:line draw:style-name="gr6" draw:text-style-name="P3" draw:layer="layout" svg:x1="6.08cm" svg:y1="8.493cm" svg:x2="6.715cm" svg:y2="13.192cm">
          <text:p/>
        </draw:line>
        <draw:line draw:style-name="gr6" draw:text-style-name="P3" draw:layer="layout" svg:x1="8.239cm" svg:y1="13.446cm" svg:x2="13.954cm" svg:y2="9.636cm">
          <text:p/>
        </draw:line>
        <draw:line draw:style-name="gr6" draw:text-style-name="P3" draw:layer="layout" svg:x1="16.113cm" svg:y1="8.366cm" svg:x2="15.224cm" svg:y2="6.842cm">
          <text:p/>
        </draw:line>
        <draw:line draw:style-name="gr6" draw:text-style-name="P3" draw:layer="layout" svg:x1="13.192cm" svg:y1="6.08cm" svg:x2="6.969cm" svg:y2="4.937cm">
          <text:p/>
        </draw:line>
        <draw:line draw:style-name="gr6" draw:text-style-name="P3" draw:layer="layout" svg:x1="6.207cm" svg:y1="5.064cm" svg:x2="8.62cm" svg:y2="8.874cm">
          <text:p/>
        </draw:line>
        <draw:line draw:style-name="gr6" draw:text-style-name="P3" draw:layer="layout" svg:x1="10.144cm" svg:y1="9.255cm" svg:x2="14.97cm" svg:y2="12.684cm">
          <text:p/>
        </draw:line>
        <draw:line draw:style-name="gr39" draw:text-style-name="P3" draw:layer="layout" svg:x1="14.081cm" svg:y1="13.319cm" svg:x2="5.699cm" svg:y2="9.763cm">
          <text:p/>
        </draw:line>
        <draw:line draw:style-name="gr39" draw:text-style-name="P3" draw:layer="layout" svg:x1="5.064cm" svg:y1="9.255cm" svg:x2="5.445cm" svg:y2="5.191cm">
          <text:p/>
        </draw:line>
        <draw:custom-shape draw:style-name="gr36" draw:text-style-name="P17" draw:layer="layout" svg:width="3.556cm" svg:height="1.27cm" svg:x="14.717cm" svg:y="2.906cm">
          <text:p text:style-name="P1"><text:span text:style-name="T3">send_atta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3" draw:layer="layout" svg:x1="6.565cm" svg:y1="4.508cm" svg:x2="11.69cm" svg:y2="2.192cm">
          <text:p/>
        </draw:line>
      </draw:page>
      <draw:page draw:name="page4" draw:style-name="dp1" draw:master-page-name="Default">
        <draw:custom-shape draw:style-name="gr41" draw:text-style-name="P19" draw:layer="layout" svg:width="13.589cm" svg:height="8.763cm" svg:x="7.35cm" svg:y="10.525cm">
          <text:p text:style-name="P1"><text:span text:style-name="T5">MainWidget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13.589cm" svg:height="0.508cm" svg:x="7.35cm" svg:y="9.89cm">
          <text:p text:style-name="P1"><text:span text:style-name="T4">myWindow</text:span></text:p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3.175cm" svg:height="8.001cm" svg:x="17.51cm" svg:y="10.906cm">
          <text:p text:style-name="P1"><text:span text:style-name="T6">SideFrame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9.398cm" svg:height="7.62cm" svg:x="7.731cm" svg:y="11.03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2.667cm" svg:height="0.635cm" svg:x="17.764cm" svg:y="11.541cm">
          <text:p text:style-name="P1"><text:span text:style-name="T3">搜索栏</text:span>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2.413cm" svg:height="5.842cm" svg:x="17.891cm" svg:y="12.684cm">
          <text:p text:style-name="P1"/>
          <text:p text:style-name="P1"/>
          <text:p text:style-name="P1"/>
          <text:p text:style-name="P1"><text:span text:style-name="T3">ListWidget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1.905cm" svg:height="0.508cm" svg:x="18.145cm" svg:y="14.589cm">
          <text:p text:style-name="P1"><text:span text:style-name="T7">广州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1.905cm" svg:height="0.508cm" svg:x="18.145cm" svg:y="13.065cm">
          <text:p text:style-name="P1"><text:span text:style-name="T7">广州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1.905cm" svg:height="0.508cm" svg:x="18.145cm" svg:y="13.827cm">
          <text:p text:style-name="P1"><text:span text:style-name="T7">广州</text:span></text:p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8.382cm" svg:height="6.35cm" svg:x="8.239cm" svg:y="11.668cm">
          <text:p text:style-name="P1">天气信息</text:p>
          <text:p text:style-name="P1"><text:span text:style-name="T3">CentralWidget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6:40:40.178210755</meta:creation-date>
    <dc:date>2017-10-26T14:06:33.341418548</dc:date>
    <meta:editing-duration>PT1H3M15S</meta:editing-duration>
    <meta:editing-cycles>3</meta:editing-cycles>
    <meta:generator>LibreOffice/5.0.6.2$Linux_X86_64 LibreOffice_project/00$Build-2</meta:generator>
    <meta:document-statistic meta:object-count="82"/>
  </office:meta>
</office:document-meta>
</file>